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6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2"/>
    <style:style style:name="ce8" style:family="table-cell" style:parent-style-name="Default" style:data-style-name="N1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 office:value-type="string" calcext:value-type="string">
            <text:p>arompreparation_id</text:p>
          </table:table-cell>
          <table:table-cell table:number-columns-repeated="2" office:value-type="string" calcext:value-type="string">
            <text:p>aromproduit_id</text:p>
          </table:table-cell>
          <table:table-cell office:value-type="string" calcext:value-type="string">
            <text:p>quanti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Ail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57" calcext:value-type="float">
            <text:p>57</text:p>
          </table:table-cell>
          <table:table-cell table:style-name="ce5" office:value-type="string" calcext:value-type="string">
            <text:p>argile</text:p>
          </table:table-cell>
          <table:table-cell table:style-name="ce5"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annelle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Menthe poivrée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thymol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basilic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66" calcext:value-type="float">
            <text:p>66</text:p>
          </table:table-cell>
          <table:table-cell table:style-name="ce5" office:value-type="string" calcext:value-type="string">
            <text:p>Bouchon flacon AC2801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annelle</text:p>
          </table:table-cell>
          <table:table-cell table:style-name="ce5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62" calcext:value-type="float">
            <text:p>62</text:p>
          </table:table-cell>
          <table:table-cell table:style-name="ce5" office:value-type="string" calcext:value-type="string">
            <text:p>Flacon 100 ml VJR010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Huile alimentaire (ml)</text:p>
          </table:table-cell>
          <table:table-cell table:style-name="ce5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Menthe poivré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ea Tree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thymol</text:p>
          </table:table-cell>
          <table:table-cell table:style-name="ce5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66" calcext:value-type="float">
            <text:p>66</text:p>
          </table:table-cell>
          <table:table-cell table:style-name="ce5" office:value-type="string" calcext:value-type="string">
            <text:p>Bouchon flacon AC2801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Eucalyptus globuleux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62" calcext:value-type="float">
            <text:p>62</text:p>
          </table:table-cell>
          <table:table-cell table:style-name="ce5" office:value-type="string" calcext:value-type="string">
            <text:p>Flacon 100 ml VJR010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Huile alimentaire (ml)</text:p>
          </table:table-cell>
          <table:table-cell table:style-name="ce5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Nialoui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Pin sylvestr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Ravintsara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ea Tre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thymol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nticoccidien préventif</text:p>
          </table:table-cell>
          <table:table-cell table:style-name="ce4" office:value-type="float" office:value="40" calcext:value-type="float">
            <text:p>40</text:p>
          </table:table-cell>
          <table:table-cell table:style-name="ce5" office:value-type="string" calcext:value-type="string">
            <text:p>Ail</text:p>
          </table:table-cell>
          <table:table-cell table:style-name="ce5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nticoccidien préventif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annelle</text:p>
          </table:table-cell>
          <table:table-cell table:style-name="ce5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nticoccidien préventif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nticoccidien préventif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nticoccidien préventif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thymol</text:p>
          </table:table-cell>
          <table:table-cell table:style-name="ce5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romam</text:p>
          </table:table-cell>
          <table:table-cell table:style-name="ce4" office:value-type="float" office:value="69" calcext:value-type="float">
            <text:p>69</text:p>
          </table:table-cell>
          <table:table-cell table:style-name="ce5" office:value-type="string" calcext:value-type="string">
            <text:p>Cire émulsifiante</text:p>
          </table:table-cell>
          <table:table-cell table:style-name="ce5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romam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Huile alimentaire (ml)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romam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string" calcext:value-type="string">
            <text:p>Litsee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romam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Manuka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romam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romam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Palmarosa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annell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string" calcext:value-type="string">
            <text:p>cire</text:p>
          </table:table-cell>
          <table:table-cell table:style-name="ce5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yprès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Eucalyptus citronné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Huile alimentaire (ml)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string" calcext:value-type="string">
            <text:p>lanoline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Laurier nobl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Lavandin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Menthe poivré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Palmarosa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ea Tree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thymol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c à lécher sevrage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Ail (semoulette)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c à lécher sevrage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argi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c à lécher sevrag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ithota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c à lécher sevrage</text:p>
          </table:table-cell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Ortie (poudre)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c à lécher sevrage</text:p>
          </table:table-cell>
          <table:table-cell/>
          <table:table-cell office:value-type="string" calcext:value-type="string">
            <text:p>sel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c à lécher sevrage</text:p>
          </table:table-cell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Thym (poudre)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annell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Gingembr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Nialou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26" calcext:value-type="float">
            <text:p>26</text:p>
          </table:table-cell>
          <table:table-cell table:style-name="ce5" office:value-type="string" calcext:value-type="string">
            <text:p>Sauge sclaré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Thym saturéoid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oups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Eucalyptus citronné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oups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string" calcext:value-type="string">
            <text:p>Gaulthérie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oups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Laurier noble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oups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solubol</text:p>
          </table:table-cell>
          <table:table-cell table:style-name="ce5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oups</text:p>
          </table:table-cell>
          <table:table-cell table:style-name="ce4" office:value-type="float" office:value="61" calcext:value-type="float">
            <text:p>61</text:p>
          </table:table-cell>
          <table:table-cell table:style-name="ce5" office:value-type="string" calcext:value-type="string">
            <text:p>xanthane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Decongestionnant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string" calcext:value-type="string">
            <text:p>Epine-vinette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Decongestionnant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string" calcext:value-type="string">
            <text:p>Marron d’inde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Decongestionnant</text:p>
          </table:table-cell>
          <table:table-cell table:style-name="ce4" office:value-type="float" office:value="33" calcext:value-type="float">
            <text:p>33</text:p>
          </table:table-cell>
          <table:table-cell table:style-name="ce5" office:value-type="string" calcext:value-type="string">
            <text:p>Orthosiphon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Decongestionnant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string" calcext:value-type="string">
            <text:p>Pissenlit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Decongestionnant</text:p>
          </table:table-cell>
          <table:table-cell table:style-name="ce4" office:value-type="float" office:value="35" calcext:value-type="float">
            <text:p>35</text:p>
          </table:table-cell>
          <table:table-cell table:style-name="ce5" office:value-type="string" calcext:value-type="string">
            <text:p>Verge d'Or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Drainage hépatique et rénal</text:p>
          </table:table-cell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Artichaut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Drainage hépatique et rénal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string" calcext:value-type="string">
            <text:p>Chardon Marie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Drainage hépatique et rénal</text:p>
          </table:table-cell>
          <table:table-cell table:style-name="ce4" office:value-type="float" office:value="36" calcext:value-type="float">
            <text:p>36</text:p>
          </table:table-cell>
          <table:table-cell table:style-name="ce5" office:value-type="string" calcext:value-type="string">
            <text:p>Ortie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Drainage hépatique et rénal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string" calcext:value-type="string">
            <text:p>Pissenlit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Drainage hépatique et rénal</text:p>
          </table:table-cell>
          <table:table-cell table:style-name="ce4" office:value-type="float" office:value="38" calcext:value-type="float">
            <text:p>38</text:p>
          </table:table-cell>
          <table:table-cell table:style-name="ce5" office:value-type="string" calcext:value-type="string">
            <text:p>Romarin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Gel lubrifiant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Gel lubrifiant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string" calcext:value-type="string">
            <text:p>hydrolat de lavand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Gel lubrifiant</text:p>
          </table:table-cell>
          <table:table-cell table:style-name="ce4" office:value-type="float" office:value="61" calcext:value-type="float">
            <text:p>61</text:p>
          </table:table-cell>
          <table:table-cell table:style-name="ce5" office:value-type="string" calcext:value-type="string">
            <text:p>xanth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étrites</text:p>
          </table:table-cell>
          <table:table-cell table:style-name="ce4" office:value-type="float" office:value="69" calcext:value-type="float">
            <text:p>69</text:p>
          </table:table-cell>
          <table:table-cell table:style-name="ce5" office:value-type="string" calcext:value-type="string">
            <text:p>Cire émulsifian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étrite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étrites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Huile alimentaire (ml)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étrites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Palmarosa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étrites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ea Tre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étrite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linalol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guent ophtalm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guent ophtalmique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Huile alimentaire (ml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guent ophtalmique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Tea 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vules aromatiques</text:p>
          </table:table-cell>
          <table:table-cell table:style-name="ce4" office:value-type="float" office:value="55" calcext:value-type="float">
            <text:p>55</text:p>
          </table:table-cell>
          <table:table-cell table:style-name="ce5" office:value-type="string" calcext:value-type="string">
            <text:p>beurre de cacao (g)</text:p>
          </table:table-cell>
          <table:table-cell table:style-name="ce5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vules aromatiques</text:p>
          </table:table-cell>
          <table:table-cell table:style-name="ce4" office:value-type="float" office:value="64" calcext:value-type="float">
            <text:p>64</text:p>
          </table:table-cell>
          <table:table-cell table:style-name="ce5" office:value-type="string" calcext:value-type="string">
            <text:p>Moules à ovules PACOV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vules aromatiques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Palmarosa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vules aromatiques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ea Tre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ules aromatiqu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naisie annuelle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Ail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annell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Eucalyptus citronné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Géranium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Huile alimentaire (ml)</text:p>
          </table:table-cell>
          <table:table-cell table:style-name="ce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Lavandin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thymol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irop fortifiant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citron</text:p>
          </table:table-cell>
          <table:table-cell table:style-name="ce7" office:value-type="float" office:value="0.0666666666666667" calcext:value-type="float">
            <text:p>0,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irop fortifiant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string" calcext:value-type="string">
            <text:p>Racine de gentiane</text:p>
          </table:table-cell>
          <table:table-cell table:style-name="ce7" office:value-type="float" office:value="30" calcext:value-type="float">
            <text:p>3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irop fortifiant</text:p>
          </table:table-cell>
          <table:table-cell table:style-name="ce4" office:value-type="float" office:value="56" calcext:value-type="float">
            <text:p>56</text:p>
          </table:table-cell>
          <table:table-cell table:style-name="ce5" office:value-type="string" calcext:value-type="string">
            <text:p>Sucre (g)</text:p>
          </table:table-cell>
          <table:table-cell table:style-name="ce8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37" calcext:value-type="float">
            <text:p>37</text:p>
          </table:table-cell>
          <table:table-cell table:style-name="ce5" office:value-type="string" calcext:value-type="string">
            <text:p>Achillée</text:p>
          </table:table-cell>
          <table:table-cell table:style-name="ce5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yprès</text:p>
          </table:table-cell>
          <table:table-cell table:style-name="ce5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62" calcext:value-type="float">
            <text:p>62</text:p>
          </table:table-cell>
          <table:table-cell table:style-name="ce5" office:value-type="string" calcext:value-type="string">
            <text:p>Flacon 100 ml VJR010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Lavandin</text:p>
          </table:table-cell>
          <table:table-cell table:style-name="ce5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string" calcext:value-type="string">
            <text:p>Romarin à cinéol</text:p>
          </table:table-cell>
          <table:table-cell table:style-name="ce5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65" calcext:value-type="float">
            <text:p>65</text:p>
          </table:table-cell>
          <table:table-cell table:style-name="ce5" office:value-type="string" calcext:value-type="string">
            <text:p>Spray AC28073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linalol</text:p>
          </table:table-cell>
          <table:table-cell table:style-name="ce5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irop fortifiant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fenouil</text:p>
          </table:table-cell>
          <table:table-cell table:style-name="ce7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cidiode T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onc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cidiode T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y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cidiode T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anaisie commun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cidiode T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bsinth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cidiode T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4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total" table:base-cell-address="$Feuille1.$D$98" table:cell-range-address="#REF!"/>
        <table:named-range table:name="unité" table:base-cell-address="$Feuille1.$E$98" table:cell-range-address="$Feuille1.$F$103"/>
      </table:named-expressions>
      <table:database-ranges>
        <table:database-range table:name="__Anonymous_Sheet_DB__0" table:target-range-address="Feuille1.A1:Feuille1.E1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6:27:48.751931804</meta:creation-date>
    <dc:date>2018-11-13T06:30:11.897333192</dc:date>
    <meta:editing-duration>PT1H28M59S</meta:editing-duration>
    <meta:editing-cycles>7</meta:editing-cycles>
    <meta:generator>LibreOffice/6.1.2.1$Linux_X86_64 LibreOffice_project/10$Build-1</meta:generator>
    <meta:document-statistic meta:table-count="1" meta:cell-count="609" meta:object-count="0"/>
  </office:meta>
</office:document-meta>
</file>